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157def" officeooo:paragraph-rsid="001421f0" style:font-size-asian="10.5pt" style:font-weight-asian="bold" style:font-size-complex="12pt" style:font-weight-complex="bold"/>
    </style:style>
    <style:style style:name="P2" style:family="paragraph" style:parent-style-name="Standard">
      <style:paragraph-properties fo:text-align="center" style:justify-single-word="false"/>
      <style:text-properties style:font-name="Ubuntu" fo:font-size="12pt" fo:font-weight="normal" officeooo:rsid="00157def" officeooo:paragraph-rsid="001421f0" style:font-size-asian="10.5pt" style:font-weight-asian="normal" style:font-size-complex="12pt" style:font-weight-complex="normal"/>
    </style:style>
    <style:style style:name="P3" style:family="paragraph" style:parent-style-name="Standard">
      <style:text-properties style:font-name="Ubuntu" officeooo:rsid="00157def" officeooo:paragraph-rsid="001421f0"/>
    </style:style>
    <style:style style:name="P4" style:family="paragraph" style:parent-style-name="Standard">
      <style:paragraph-properties fo:text-align="center" style:justify-single-word="false"/>
      <style:text-properties style:font-name="Ubuntu" fo:font-size="16pt" fo:font-weight="bold" officeooo:rsid="00157def" officeooo:paragraph-rsid="001421f0"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Ubuntu" fo:font-size="12pt" style:text-underline-style="none" fo:font-weight="normal" officeooo:rsid="00157def" officeooo:paragraph-rsid="001421f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Ubuntu" fo:font-size="12pt" style:text-underline-style="none" fo:font-weight="normal" officeooo:rsid="00160524" officeooo:paragraph-rsid="00160524" style:font-size-asian="10.5pt" style:font-weight-asian="normal" style:font-size-complex="12pt" style:font-weight-complex="normal"/>
    </style:style>
    <style:style style:name="T1" style:family="text">
      <style:text-properties officeooo:rsid="001421f0"/>
    </style:style>
    <style:style style:name="T2" style:family="text">
      <style:text-properties style:text-position="sub 70%"/>
    </style:style>
    <style:style style:name="T3" style:family="text">
      <style:text-properties style:text-position="0% 100%"/>
    </style:style>
    <style:style style:name="T4" style:family="text">
      <style:text-properties style:text-position="0% 10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rélien DUVAL</text:p>
      <text:p text:style-name="P3"/>
      <text:p text:style-name="P4">TP1 : Cryptographie et sécurité informatique</text:p>
      <text:p text:style-name="P2"/>
      <text:p text:style-name="P1">Exercice <text:span text:style-name="T1">2</text:span> : <text:span text:style-name="T1">Modes de chiffrement</text:span></text:p>
      <text:p text:style-name="P5"/>
      <text:p text:style-name="P6">Pour les modes de chiffrement CBC, CFB, OFB la colonne c<text:span text:style-name="T2">0 </text:span><text:span text:style-name="T3">n’est pas renvoyée concaténée au message de sortie mais est donnée sous le nom de vecteur d’initialisation. Afin de décrypter un message dans ces modes, merci de replacer le vecteur d’initialisation comme si il s’agissait d’un chiffrement et de </text:span><text:span text:style-name="T4">ne pas</text:span><text:span text:style-name="T3"> le placer dans le message à déchiffr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0:50:25.366882333</meta:creation-date>
    <meta:generator>LibreOffice/5.1.4.2$Linux_X86_64 LibreOffice_project/10m0$Build-2</meta:generator>
    <dc:date>2016-11-07T11:01:44.665357225</dc:date>
    <meta:editing-duration>PT6M49S</meta:editing-duration>
    <meta:editing-cycles>2</meta:editing-cycles>
    <meta:document-statistic meta:table-count="0" meta:image-count="0" meta:object-count="0" meta:page-count="1" meta:paragraph-count="4" meta:word-count="73" meta:character-count="440" meta:non-whitespace-character-count="371"/>
  </office:meta>
</office:document-meta>
</file>